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i mathvariant="italic">Repeat</mi>
        </mtd>
      </mtr>
      <mtr>
        <mtd>
          <mo stretchy="false">{</mo>
        </mtd>
      </mtr>
      <mtr>
        <mtd>
          <mrow>
            <mi>w</mi>
            <mo stretchy="false">=</mo>
            <mrow>
              <mi>w</mi>
              <mo stretchy="false">+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sub>
                            <mi mathvariant="normal">α</mi>
                            <mi>i</mi>
                          </msub>
                          <mo stretchy="false">⋅</mo>
                          <msub>
                            <mi mathvariant="italic">labelMat</mi>
                            <mi>i</mi>
                          </msub>
                        </mrow>
                      </mrow>
                      <mo fence="true" stretchy="false">)</mo>
                    </mrow>
                    <mo stretchy="false">⋅</mo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</mrow>
        </mtd>
      </mtr>
      <mtr>
        <mtd>
          <mo stretchy="false">}</mo>
        </mtd>
      </mtr>
    </mtable>
    <annotation encoding="StarMath 5.0">Repeat
newline
\{
newline
w = w + ( (%alpha_i cdot labelMat_i) cdot x_i )
newline 
\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10:28.355833800</meta:creation-date>
    <dc:date>2016-10-22T16:12:52.277005654</dc:date>
    <meta:editing-duration>PT2M24S</meta:editing-duration>
    <meta:editing-cycles>1</meta:editing-cycles>
    <meta:generator>LibreOffice/4.3.3.2$Linux_X86_64 LibreOffice_project/430m0$Build-2</meta:generator>
  </office:meta>
</office:document-meta>
</file>